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xiforma-Regular" svg:font-family="Axiforma-Regular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color="#C9211E" fo:font-size="14pt" style:font-size-asian="14pt" style:font-size-complex="14pt"/>
    </style:style>
    <style:style style:name="P3" style:parent-style-name="Standard" style:family="paragraph">
      <style:text-properties fo:color="#C9211E"/>
    </style:style>
    <style:style style:name="P4" style:parent-style-name="Standard" style:family="paragraph">
      <style:text-properties fo:color="#C9211E"/>
    </style:style>
    <style:style style:name="P5" style:parent-style-name="Textbody" style:family="paragraph">
      <style:paragraph-properties fo:margin-bottom="0in"/>
    </style:style>
    <style:style style:name="P6" style:parent-style-name="Textbody" style:family="paragraph">
      <style:paragraph-properties fo:margin-bottom="0in"/>
    </style:style>
    <style:style style:name="P7" style:parent-style-name="Textbody" style:family="paragraph">
      <style:paragraph-properties fo:margin-bottom="0in"/>
    </style:style>
    <style:style style:name="P8" style:parent-style-name="Textbody" style:family="paragraph">
      <style:paragraph-properties fo:margin-bottom="0in"/>
    </style:style>
    <style:style style:name="P9" style:parent-style-name="Textbody" style:family="paragraph">
      <style:paragraph-properties fo:margin-bottom="0in"/>
    </style:style>
    <style:style style:name="P10" style:parent-style-name="Textbody" style:family="paragraph">
      <style:paragraph-properties fo:margin-bottom="0in"/>
    </style:style>
    <style:style style:name="P11" style:parent-style-name="Textbody" style:family="paragraph">
      <style:paragraph-properties fo:margin-bottom="0in"/>
    </style:style>
    <style:style style:name="P12" style:parent-style-name="Textbody" style:family="paragraph">
      <style:paragraph-properties fo:margin-bottom="0in"/>
    </style:style>
    <style:style style:name="P13" style:parent-style-name="Textbody" style:family="paragraph">
      <style:paragraph-properties fo:margin-bottom="0in"/>
    </style:style>
    <style:style style:name="P14" style:parent-style-name="Textbody" style:family="paragraph">
      <style:paragraph-properties fo:margin-bottom="0in"/>
    </style:style>
    <style:style style:name="P15" style:parent-style-name="Textbody" style:family="paragraph">
      <style:paragraph-properties fo:margin-bottom="0in"/>
    </style:style>
    <style:style style:name="P16" style:parent-style-name="Textbody" style:family="paragraph">
      <style:paragraph-properties fo:margin-bottom="0in"/>
    </style:style>
    <style:style style:name="P17" style:parent-style-name="Textbody" style:family="paragraph">
      <style:paragraph-properties fo:margin-bottom="0in"/>
    </style:style>
    <style:style style:name="P18" style:parent-style-name="Textbody" style:family="paragraph">
      <style:paragraph-properties fo:margin-bottom="0in"/>
    </style:style>
    <style:style style:name="P19" style:parent-style-name="Textbody" style:family="paragraph">
      <style:paragraph-properties fo:margin-bottom="0in"/>
    </style:style>
    <style:style style:name="P20" style:parent-style-name="Textbody" style:family="paragraph">
      <style:paragraph-properties fo:margin-bottom="0in"/>
    </style:style>
    <style:style style:name="P21" style:parent-style-name="Textbody" style:family="paragraph">
      <style:paragraph-properties fo:margin-bottom="0in"/>
    </style:style>
    <style:style style:name="P22" style:parent-style-name="Textbody" style:family="paragraph">
      <style:paragraph-properties fo:margin-bottom="0in"/>
    </style:style>
    <style:style style:name="P23" style:parent-style-name="Textbody" style:family="paragraph">
      <style:paragraph-properties fo:margin-bottom="0in"/>
    </style:style>
    <style:style style:name="P24" style:parent-style-name="Textbody" style:family="paragraph">
      <style:paragraph-properties fo:margin-bottom="0in"/>
    </style:style>
    <style:style style:name="P25" style:parent-style-name="Textbody" style:family="paragraph">
      <style:paragraph-properties fo:margin-bottom="0in"/>
    </style:style>
    <style:style style:name="P26" style:parent-style-name="Textbody" style:family="paragraph">
      <style:paragraph-properties fo:margin-bottom="0in"/>
    </style:style>
    <style:style style:name="P27" style:parent-style-name="Textbody" style:family="paragraph">
      <style:paragraph-properties fo:margin-bottom="0in"/>
    </style:style>
    <style:style style:name="P28" style:parent-style-name="Textbody" style:family="paragraph">
      <style:paragraph-properties fo:margin-bottom="0in"/>
    </style:style>
    <style:style style:name="P29" style:parent-style-name="Textbody" style:family="paragraph">
      <style:paragraph-properties fo:margin-bottom="0in"/>
    </style:style>
    <style:style style:name="P30" style:parent-style-name="Textbody" style:family="paragraph">
      <style:paragraph-properties fo:margin-bottom="0in"/>
    </style:style>
    <style:style style:name="P31" style:parent-style-name="Textbody" style:family="paragraph">
      <style:paragraph-properties fo:margin-bottom="0in"/>
    </style:style>
    <style:style style:name="P32" style:parent-style-name="Textbody" style:family="paragraph">
      <style:paragraph-properties fo:margin-bottom="0in"/>
    </style:style>
    <style:style style:name="P33" style:parent-style-name="Standard" style:family="paragraph">
      <style:text-properties fo:color="#C9211E"/>
    </style:style>
    <style:style style:name="P34" style:parent-style-name="Standard" style:family="paragraph">
      <style:text-properties fo:color="#C9211E"/>
    </style:style>
    <style:style style:name="P35" style:parent-style-name="Standard" style:family="paragraph">
      <style:text-properties fo:color="#000000"/>
    </style:style>
    <style:style style:name="P36" style:parent-style-name="Standard" style:family="paragraph">
      <style:text-properties fo:color="#000000"/>
    </style:style>
    <style:style style:name="P37" style:parent-style-name="Standard" style:family="paragraph">
      <style:text-properties fo:color="#000000"/>
    </style:style>
    <style:style style:name="P38" style:parent-style-name="Standard" style:family="paragraph">
      <style:text-properties fo:color="#000000"/>
    </style:style>
    <style:style style:name="P39" style:parent-style-name="Standard" style:family="paragraph">
      <style:text-properties fo:color="#000000"/>
    </style:style>
    <style:style style:name="P40" style:parent-style-name="Standard" style:family="paragraph">
      <style:text-properties fo:color="#000000"/>
    </style:style>
    <style:style style:name="P41" style:parent-style-name="Standard" style:family="paragraph">
      <style:text-properties fo:color="#000000"/>
    </style:style>
    <style:style style:name="P42" style:parent-style-name="Standard" style:family="paragraph">
      <style:text-properties fo:color="#000000"/>
    </style:style>
    <style:style style:name="P43" style:parent-style-name="Standard" style:family="paragraph">
      <style:text-properties fo:color="#000000"/>
    </style:style>
    <style:style style:name="P44" style:parent-style-name="Standard" style:family="paragraph">
      <style:text-properties fo:color="#000000"/>
    </style:style>
    <style:style style:name="P45" style:parent-style-name="Standard" style:family="paragraph">
      <style:text-properties fo:color="#000000"/>
    </style:style>
    <style:style style:name="P46" style:parent-style-name="Standard" style:family="paragraph">
      <style:text-properties fo:color="#000000"/>
    </style:style>
    <style:style style:name="P47" style:parent-style-name="Standard" style:family="paragraph">
      <style:text-properties fo:color="#000000"/>
    </style:style>
    <style:style style:name="P48" style:parent-style-name="Standard" style:family="paragraph">
      <style:text-properties fo:color="#000000"/>
    </style:style>
    <style:style style:name="P49" style:parent-style-name="Standard" style:family="paragraph">
      <style:text-properties fo:color="#000000"/>
    </style:style>
    <style:style style:name="P50" style:parent-style-name="Standard" style:family="paragraph">
      <style:text-properties fo:color="#000000"/>
    </style:style>
    <style:style style:name="P51" style:parent-style-name="Standard" style:family="paragraph">
      <style:text-properties fo:color="#000000"/>
    </style:style>
    <style:style style:name="P52" style:parent-style-name="Standard" style:family="paragraph">
      <style:text-properties fo:color="#000000"/>
    </style:style>
    <style:style style:name="P53" style:parent-style-name="Standard" style:family="paragraph">
      <style:text-properties fo:color="#000000"/>
    </style:style>
    <style:style style:name="P54" style:parent-style-name="Standard" style:family="paragraph">
      <style:text-properties fo:color="#000000"/>
    </style:style>
    <style:style style:name="P55" style:parent-style-name="Standard" style:family="paragraph">
      <style:text-properties fo:color="#000000"/>
    </style:style>
    <style:style style:name="P56" style:parent-style-name="Standard" style:family="paragraph">
      <style:text-properties fo:color="#000000"/>
    </style:style>
    <style:style style:name="P57" style:parent-style-name="Standard" style:family="paragraph">
      <style:text-properties fo:color="#000000"/>
    </style:style>
    <style:style style:name="P58" style:parent-style-name="Standard" style:family="paragraph">
      <style:text-properties fo:color="#000000"/>
    </style:style>
    <style:style style:name="P59" style:parent-style-name="Standard" style:family="paragraph">
      <style:text-properties fo:color="#000000"/>
    </style:style>
    <style:style style:name="P60" style:parent-style-name="Standard" style:family="paragraph">
      <style:text-properties fo:color="#000000"/>
    </style:style>
    <style:style style:name="P61" style:parent-style-name="Standard" style:family="paragraph">
      <style:text-properties fo:color="#000000"/>
    </style:style>
    <style:style style:name="P62" style:parent-style-name="Standard" style:family="paragraph">
      <style:text-properties fo:color="#000000"/>
    </style:style>
    <style:style style:name="P63" style:parent-style-name="Standard" style:family="paragraph">
      <style:text-properties fo:color="#000000"/>
    </style:style>
    <style:style style:name="P64" style:parent-style-name="Standard" style:family="paragraph">
      <style:text-properties fo:color="#000000"/>
    </style:style>
    <style:style style:name="P65" style:parent-style-name="Standard" style:family="paragraph">
      <style:text-properties fo:color="#000000"/>
    </style:style>
    <style:style style:name="P66" style:parent-style-name="Standard" style:family="paragraph">
      <style:text-properties fo:color="#000000"/>
    </style:style>
    <style:style style:name="P67" style:parent-style-name="Standard" style:family="paragraph">
      <style:text-properties fo:color="#000000"/>
    </style:style>
    <style:style style:name="P68" style:parent-style-name="Standard" style:family="paragraph">
      <style:text-properties fo:color="#000000"/>
    </style:style>
    <style:style style:name="P69" style:parent-style-name="Standard" style:family="paragraph">
      <style:text-properties fo:color="#000000"/>
    </style:style>
    <style:style style:name="P70" style:parent-style-name="Standard" style:family="paragraph">
      <style:text-properties fo:color="#000000"/>
    </style:style>
    <style:style style:name="T71" style:parent-style-name="Policepardéfaut" style:family="text">
      <style:text-properties fo:color="#000000"/>
    </style:style>
    <style:style style:name="T72" style:parent-style-name="Policepardéfaut" style:family="text">
      <style:text-properties fo:color="#000000" fo:language="en" fo:country="US"/>
    </style:style>
    <style:style style:name="T73" style:parent-style-name="Policepardéfaut" style:family="text">
      <style:text-properties fo:language="en" fo:country="US"/>
    </style:style>
    <style:style style:name="P74" style:parent-style-name="Standard" style:family="paragraph">
      <style:text-properties fo:color="#000000"/>
    </style:style>
    <style:style style:name="P75" style:parent-style-name="Standard" style:family="paragraph">
      <style:text-properties fo:color="#000000"/>
    </style:style>
    <style:style style:name="P76" style:parent-style-name="Standard" style:family="paragraph">
      <style:text-properties fo:color="#2A6099"/>
    </style:style>
    <style:style style:name="P77" style:parent-style-name="Standard" style:family="paragraph">
      <style:text-properties fo:color="#000000"/>
    </style:style>
    <style:style style:name="P78" style:parent-style-name="Standard" style:family="paragraph">
      <style:text-properties fo:color="#000000"/>
    </style:style>
    <style:style style:name="P79" style:parent-style-name="Standard" style:family="paragraph">
      <style:text-properties fo:color="#000000"/>
    </style:style>
    <style:style style:name="P80" style:parent-style-name="Standard" style:family="paragraph">
      <style:text-properties fo:color="#000000"/>
    </style:style>
    <style:style style:name="P81" style:parent-style-name="Standard" style:family="paragraph">
      <style:text-properties fo:color="#000000"/>
    </style:style>
    <style:style style:name="P82" style:parent-style-name="Standard" style:family="paragraph">
      <style:text-properties fo:color="#000000"/>
    </style:style>
    <style:style style:name="P83" style:parent-style-name="Standard" style:family="paragraph">
      <style:text-properties fo:color="#000000"/>
    </style:style>
    <style:style style:name="P84" style:parent-style-name="Standard" style:family="paragraph">
      <style:text-properties fo:color="#000000"/>
    </style:style>
    <style:style style:name="P85" style:parent-style-name="Standard" style:family="paragraph">
      <style:text-properties fo:color="#C9211E"/>
    </style:style>
    <style:style style:name="P86" style:parent-style-name="Standard" style:family="paragraph">
      <style:text-properties fo:color="#C9211E"/>
    </style:style>
    <style:style style:name="P87" style:parent-style-name="Standard" style:family="paragraph">
      <style:text-properties fo:color="#000000"/>
    </style:style>
    <style:style style:name="P88" style:parent-style-name="Standard" style:family="paragraph">
      <style:text-properties fo:color="#000000"/>
    </style:style>
    <style:style style:name="P89" style:parent-style-name="Standard" style:family="paragraph">
      <style:text-properties fo:color="#000000"/>
    </style:style>
    <style:style style:name="P90" style:parent-style-name="Standard" style:family="paragraph">
      <style:text-properties fo:color="#000000"/>
    </style:style>
    <style:style style:name="P91" style:parent-style-name="Standard" style:family="paragraph">
      <style:text-properties fo:color="#000000"/>
    </style:style>
    <style:style style:name="P92" style:parent-style-name="Standard" style:family="paragraph">
      <style:text-properties fo:color="#000000"/>
    </style:style>
    <style:style style:name="P93" style:parent-style-name="Standard" style:family="paragraph">
      <style:text-properties fo:color="#000000"/>
    </style:style>
    <style:style style:name="P94" style:parent-style-name="Standard" style:family="paragraph">
      <style:text-properties fo:color="#000000"/>
    </style:style>
    <style:style style:name="P95" style:parent-style-name="Standard" style:family="paragraph">
      <style:text-properties fo:color="#000000"/>
    </style:style>
    <style:style style:name="P96" style:parent-style-name="Standard" style:family="paragraph">
      <style:text-properties fo:color="#000000"/>
    </style:style>
    <style:style style:name="P97" style:parent-style-name="Standard" style:family="paragraph">
      <style:text-properties fo:color="#000000"/>
    </style:style>
    <style:style style:name="P98" style:parent-style-name="Standard" style:family="paragraph">
      <style:text-properties fo:color="#000000"/>
    </style:style>
    <style:style style:name="P99" style:parent-style-name="Standard" style:family="paragraph">
      <style:text-properties fo:color="#000000"/>
    </style:style>
    <style:style style:name="P100" style:parent-style-name="Standard" style:family="paragraph">
      <style:text-properties fo:color="#000000"/>
    </style:style>
    <style:style style:name="P101" style:parent-style-name="Standard" style:family="paragraph">
      <style:text-properties fo:color="#000000"/>
    </style:style>
    <style:style style:name="P102" style:parent-style-name="Standard" style:family="paragraph">
      <style:text-properties fo:color="#000000"/>
    </style:style>
    <style:style style:name="P103" style:parent-style-name="Standard" style:family="paragraph">
      <style:text-properties fo:color="#000000"/>
    </style:style>
    <style:style style:name="P104" style:parent-style-name="Standard" style:family="paragraph">
      <style:text-properties fo:color="#000000"/>
    </style:style>
    <style:style style:name="P105" style:parent-style-name="Standard" style:family="paragraph">
      <style:text-properties fo:color="#000000"/>
    </style:style>
    <style:style style:name="P106" style:parent-style-name="Standard" style:family="paragraph">
      <style:text-properties fo:color="#000000"/>
    </style:style>
    <style:style style:name="P107" style:parent-style-name="Standard" style:family="paragraph">
      <style:text-properties fo:color="#000000"/>
    </style:style>
    <style:style style:name="P108" style:parent-style-name="Standard" style:family="paragraph">
      <style:text-properties fo:color="#000000"/>
    </style:style>
    <style:style style:name="P109" style:parent-style-name="Standard" style:family="paragraph">
      <style:text-properties fo:color="#000000"/>
    </style:style>
    <style:style style:name="P110" style:parent-style-name="Standard" style:family="paragraph">
      <style:text-properties fo:color="#000000"/>
    </style:style>
    <style:style style:name="T111" style:parent-style-name="Policepardéfaut" style:family="text">
      <style:text-properties fo:color="#000000"/>
    </style:style>
    <style:style style:name="T112" style:parent-style-name="Policepardéfaut" style:family="text">
      <style:text-properties style:font-name="Axiforma-Regular" fo:color="#000000" fo:font-size="9.5pt" style:font-size-asian="9.5pt"/>
    </style:style>
    <style:style style:name="P113" style:parent-style-name="Standard" style:family="paragraph">
      <style:text-properties fo:color="#000000"/>
    </style:style>
    <style:style style:name="P114" style:parent-style-name="Standard" style:family="paragraph">
      <style:text-properties fo:color="#000000"/>
    </style:style>
    <style:style style:name="P115" style:parent-style-name="Standard" style:family="paragraph">
      <style:text-properties fo:color="#000000"/>
    </style:style>
    <style:style style:name="P116" style:parent-style-name="Standard" style:family="paragraph">
      <style:text-properties fo:color="#000000"/>
    </style:style>
    <style:style style:name="P117" style:parent-style-name="Standard" style:family="paragraph">
      <style:text-properties fo:color="#000000"/>
    </style:style>
    <style:style style:name="P118" style:parent-style-name="Standard" style:family="paragraph">
      <style:text-properties fo:color="#000000"/>
    </style:style>
    <style:style style:name="P119" style:parent-style-name="Standard" style:family="paragraph">
      <style:text-properties fo:color="#000000"/>
    </style:style>
    <style:style style:name="P120" style:parent-style-name="Standard" style:family="paragraph">
      <style:text-properties fo:color="#000000"/>
    </style:style>
    <style:style style:name="P121" style:parent-style-name="Standard" style:family="paragraph">
      <style:text-properties fo:color="#000000"/>
    </style:style>
    <style:style style:name="P122" style:parent-style-name="Standard" style:family="paragraph">
      <style:text-properties fo:color="#000000"/>
    </style:style>
    <style:style style:name="P123" style:parent-style-name="Standard" style:family="paragraph">
      <style:text-properties fo:color="#000000"/>
    </style:style>
    <style:style style:name="P124" style:parent-style-name="Standard" style:family="paragraph">
      <style:text-properties fo:color="#000000"/>
    </style:style>
    <style:style style:name="P125" style:parent-style-name="Standard" style:family="paragraph">
      <style:text-properties fo:color="#2A6099"/>
    </style:style>
    <style:style style:name="P126" style:parent-style-name="Standard" style:family="paragraph">
      <style:text-properties fo:color="#000000"/>
    </style:style>
    <style:style style:name="P127" style:parent-style-name="Standard" style:family="paragraph">
      <style:text-properties fo:color="#000000"/>
    </style:style>
  </office:automatic-styles>
  <office:body>
    <office:text text:use-soft-page-breaks="true">
      <text:p text:style-name="P1"/>
      <text:p text:style-name="P2">Premier cours B2</text:p>
      <text:p text:style-name="P3">Lundi 03/10/22:</text:p>
      <text:p text:style-name="P4"/>
      <text:p text:style-name="Standard">git: <text:s/>centraliser</text:p>
      <text:p text:style-name="Standard">projet web c’est pas un projet informatique dont les livrables ont pour destination le web ( le réseau internet)</text:p>
      <text:p text:style-name="Standard">les objectifs d’un projet web: visibilité sur le site web, les réseau sociaux, analyse</text:p>
      <text:p text:style-name="Standard"/>
      <text:p text:style-name="Textbody">la gestion de projet il y a un cahier des charges qui retrouve des documents réels pour partager les tickets en échange   </text:p>
      <text:p text:style-name="P5">je suis technicien qualité je suis responsable qualité pour moi c'était pas des métiers  </text:p>
      <text:p text:style-name="P6">il faut des livrables des produits  </text:p>
      <text:p text:style-name="P7">la visibilité web ça passe par une plateforme aujourd'hui à 97% ou 95% des parts de marché   </text:p>
      <text:p text:style-name="P8">la prochaine mise à jour chrome=&gt; considéré comme logiciel malveillant  </text:p>
      <text:p text:style-name="P9">ça va fortement ralentir vos navigateurs  </text:p>
      <text:p text:style-name="P10"> les outils utilisés ils évoluent avec les standards du web si vous avez une technique de gestion de projet :Google vos idées vos logiciels vos licences tout ça on vous prévient qu'une mise à jour  </text:p>
      <text:p text:style-name="P11">ROI c'est un rapport  </text:p>
      <text:p text:style-name="P12">qu'il a gagné de l'argent pour que ça tourne et rentable =&gt; tu gagnes de l'argent libre à toi </text:p>
      <text:p text:style-name="P13"> une application développée en interne son but c'est de gagner du temps sur des tâches répétitives de faire des exports  </text:p>
      <text:p text:style-name="P14">un projet web de la gestion de vol de formaliser tous les moyens et tous les outils et moyens humains financiers tout ce qu'on veut tout centraliser à un endroit le but c'est de faire quelque chose ça tourne donc au final il y a un produit délivrables  </text:p>
      <text:p text:style-name="P15"> </text:p>
      <text:p text:style-name="P16">Termes utiles gestion du projet: </text:p>
      <text:p text:style-name="P17">La déf d'un projet  </text:p>
      <text:p text:style-name="P18">Les enjeux d'un projet web </text:p>
      <text:p text:style-name="P19">les moyens d'un projet web: financier le temps , Software et hardware OK J'ai compris ça ouais ça peut être plein de choses  </text:p>
      <text:p text:style-name="P20"> </text:p>
      <text:p text:style-name="P21">quand je parle de logiciel je parle de licence on n'a pas le droit de vendre n'importe quoi </text:p>
      <text:p text:style-name="P22">moyen technique licence logiciel serveur c'est à peu près tout ce que en général on fait le tour moyens financiers on appelle ça l'avant-projet la bande projet c'est tout ce qui est en licence matériel info à prévoir en amont pour le développement et pour les premiers hébergements,  mais c'est tout ce qui vient après le développement de ce projet c'est maintenant c'est évolution  </text:p>
      <text:p text:style-name="P23">et les licences pareil faut les renouveler  </text:p>
      <text:p text:style-name="P24"> </text:p>
      <text:p text:style-name="P25">Une application mobile le but de l'appli c'est d'utiliser son téléphone  </text:p>
      <text:p text:style-name="P26">combien de systèmes d'exploitation 2 </text:p>
      <text:p text:style-name="P27"> elle doit être passer compatible la première contrainte on fait un projet web c'est la compatible alors moi je développé mon site web javascript n'évolue super nouvelle mise à jour et alors exemple je vais sur la documentation officielle javascript j'ai déployé en j'ai fait une appli web j'ai testé retesté tout fonctionne </text:p>
      <text:soft-page-break/>
      <text:p text:style-name="P28">le organismes en France CNIL on parle d'argent c'est la réglementation de manière générale sur la protection des données personnelles mais pas que personnelles les données du genre il y a d'autres choses aussi qui entrent dans le cadre légal et réglementaires protection des personnes français de la protection des données  </text:p>
      <text:p text:style-name="P29"> c'est l'organisme qui garantit la protection des données </text:p>
      <text:p text:style-name="P30"> </text:p>
      <text:p text:style-name="P31">l'arbitrage du projet pour garantir la qualité c'est impliqué la phase de test, il arrive souvent maintenant les clients participent à la recette pour leur fournit un environnement similaire à la prod référence où qui sur un serveur local dans nos clients d'aller bien tester le produit avant la mise en ligne permettre : </text:p>
      <text:p text:style-name="P32">de maîtriser ces notions surtout les mettre en application sur des outils concrets mettre un petit projet en place  </text:p>
      <text:p text:style-name="Standard"/>
      <text:p text:style-name="Standard">l’arbitrage d’un projet web/ comite de comite de pilotage</text:p>
      <text:p text:style-name="Standard">contrôle;</text:p>
      <text:p text:style-name="Standard">-cout</text:p>
      <text:p text:style-name="Standard">-qualité</text:p>
      <text:p text:style-name="Standard">-delai</text:p>
      <text:p text:style-name="Standard"/>
      <text:p text:style-name="Standard">les étapes d’un projet web</text:p>
      <text:p text:style-name="Standard"/>
      <text:p text:style-name="Standard">les différents projets web:</text:p>
      <text:p text:style-name="Standard">-le site statique: les pages web sont envoyées au client telles qu’elle stockes sur le serveur web ( HTML/ <text:s/>js ). produit le plus simple</text:p>
      <text:p text:style-name="Standard">-les sites dynamique: bcp des media =&gt; les sites dont le JS <text:s/>est prépondérante, les applications web</text:p>
      <text:p text:style-name="Standard"/>
      <text:p text:style-name="Standard">-les extranets</text:p>
      <text:p text:style-name="Standard">-les portails d’entreprise</text:p>
      <text:p text:style-name="Standard">-les intranets</text:p>
      <text:p text:style-name="Standard">-les projets web et mobile</text:p>
      <text:p text:style-name="Standard"/>
      <text:p text:style-name="Standard">les acteurs d’un projet</text:p>
      <text:p text:style-name="Standard"/>
      <text:p text:style-name="Standard">MOA la maîtrise d’ouvrage <text:s/>=&gt; <text:s/>réaliser les teste =&gt; pas besoin d’un compétence technique =&gt; la stratégie de gestion du projet</text:p>
      <text:p text:style-name="Standard"/>
      <text:p text:style-name="Standard">comite du pilotage: <text:s text:c="3"/></text:p>
      <text:p text:style-name="Standard"/>
      <text:p text:style-name="Standard">comite de suivi:</text:p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3">Mardi 4/10/22:</text:p>
      <text:p text:style-name="P34"/>
      <text:p text:style-name="P35">Projet:</text:p>
      <text:p text:style-name="P36">technique gestion du projet</text:p>
      <text:p text:style-name="P37">définir la date de début et la fin pour un projet</text:p>
      <text:p text:style-name="P38">la métodagille produit testable par le client,</text:p>
      <text:p text:style-name="P39">régression: quand le client jette le projet et de commencer de nouveaux</text:p>
      <text:p text:style-name="P40"/>
      <text:p text:style-name="P41">3 type de ressources:</text:p>
      <text:p text:style-name="P42">-type travail =&gt; ressources humaine</text:p>
      <text:p text:style-name="P43">-consommable =&gt; serveur</text:p>
      <text:p text:style-name="P44">- frais des déplacement/les dépenses =&gt; coût</text:p>
      <text:p text:style-name="P45"/>
      <text:p text:style-name="P46"/>
      <text:p text:style-name="P47">macro planning =&gt; <text:s/>vue globale temporaire du projet</text:p>
      <text:p text:style-name="P48"/>
      <text:p text:style-name="P49">les ressources sont rénumérer <text:s/></text:p>
      <text:p text:style-name="P50"/>
      <text:p text:style-name="P51">SSH : protection du serveur</text:p>
      <text:p text:style-name="P52"/>
      <text:p text:style-name="P53">java EE : assurance / banquez</text:p>
      <text:p text:style-name="P54">spring :</text:p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>A savoir:</text:p>
      <text:p text:style-name="Standard"><text:span text:style-name="T71">-</text:span><text:a xlink:href="https://sara-awad.youtrack.cloud/agiles/131-0/current" office:target-frame-name="_top" xlink:show="replace">Premier sprint – Projet de démo Tableau – Tableau Agile YouTrack</text:a></text:p>
      <text:p text:style-name="Standard"><text:span text:style-name="T72">-lamp stack:<text:s/></text:span><text:a xlink:href="https://fr.wikipedia.org/wiki/LAMP" office:target-frame-name="_top" xlink:show="replace"><text:span text:style-name="T73">LAMP — Wikipédia (wikipedia.org)</text:span></text:a></text:p>
      <text:p text:style-name="Standard">-mern stack</text:p>
      <text:p text:style-name="P74"/>
      <text:p text:style-name="P75"/>
      <text:p text:style-name="P76">cleancode</text:p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>Mercredi 5/10:</text:p>
      <text:p text:style-name="P86"/>
      <text:p text:style-name="P87">les méthodologies de gestion du projet</text:p>
      <text:p text:style-name="P88">planifier tous les taches</text:p>
      <text:p text:style-name="P89">le chef de projet va utiliser la méthode la plus adapte a son projet et surtout la plus adapte</text:p>
      <text:p text:style-name="P90"/>
      <text:p text:style-name="P91">la méthode la plus utiliser</text:p>
      <text:p text:style-name="P92">le modèle: cycle en cascade =&gt; étape par étape pour avoir une objectif finale</text:p>
      <text:p text:style-name="P93">les étapes du projet s’enchainent les unes après les autres</text:p>
      <text:p text:style-name="P94">si ca marche pas on refait tous les étape</text:p>
      <text:p text:style-name="P95"/>
      <text:p text:style-name="P96">Analyse (du besoin client)</text:p>
      <text:p text:style-name="P97">conception =&gt; définir le produit , création du produit</text:p>
      <text:p text:style-name="P98">planification =&gt; choisir les BDD ou un serveur</text:p>
      <text:p text:style-name="P99">Réalisation</text:p>
      <text:p text:style-name="P100">versification (test , recette)</text:p>
      <text:p text:style-name="P101">Mise en production</text:p>
      <text:p text:style-name="P102">Maintenance</text:p>
      <text:p text:style-name="P103"/>
      <text:p text:style-name="P104">les avantages: pour un projet simple</text:p>
      <text:p text:style-name="P105"/>
      <text:p text:style-name="P106">le modèle cycle en V:</text:p>
      <text:p text:style-name="P107">cette méthode dérive de la precedente et son but est de pallier au manque de flexibilité de la méthode en cascade</text:p>
      <text:p text:style-name="P108"/>
      <text:p text:style-name="P109">prévoir un test pour chaque étape =&gt; s’assurer que ca va fonctionné =&gt; pas de retour</text:p>
      <text:p text:style-name="P110"/>
      <text:p text:style-name="Standard"><text:span text:style-name="T111">architecture micro service:<text:s/></text:span><text:span text:style-name="T112">un style particulier de conception des applications logicielles. Contrairement aux styles architecturaux traditionnels qui visent à construire un logiciel comme une seule et unique unité,</text:span></text:p>
      <text:p text:style-name="P113"/>
      <text:p text:style-name="P114">le modèle Agile:</text:p>
      <text:p text:style-name="P115">le client est implique tout au long de la conception du produit finale, le besoin initial peut changer pour s’adapter a tous les changement et difficultés rencontres</text:p>
      <text:p text:style-name="P116"/>
      <text:p text:style-name="P117">Au sein des méthodes traditionnels on concoit un livrable final des le départ</text:p>
      <text:p text:style-name="P118">Pour les méthodes agiles, on se fixe des objectifs successifs et a chaque objectif atteint on se fixe avec l’aide du client un nouvel objectif</text:p>
      <text:p text:style-name="P119"/>
      <text:p text:style-name="P120"/>
      <text:p text:style-name="P121">Chier du charge =&gt; Conception du projet<text:s/></text:p>
      <text:p text:style-name="P122">Diagramme de GANTT</text:p>
      <text:p text:style-name="P123"/>
      <text:p text:style-name="P124"/>
      <text:p text:style-name="P125"/>
      <text:p text:style-name="P126"/>
      <text:p text:style-name="P1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xiforma-Regular" svg:font-family="Axiforma-Regular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ara AWAD</dc:creator>
    <meta:creation-date>2022-10-03T09:22:00Z</meta:creation-date>
    <dc:date>2022-10-05T11:50:00Z</dc:date>
    <meta:template xlink:href="Normal.dotm" xlink:type="simple"/>
    <meta:editing-cycles>4</meta:editing-cycles>
    <meta:editing-duration>PT60480S</meta:editing-duration>
    <meta:document-statistic meta:page-count="4" meta:paragraph-count="12" meta:word-count="988" meta:character-count="6413" meta:row-count="45" meta:non-whitespace-character-count="5437"/>
  </office:meta>
</office:document-meta>
</file>